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111111"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000000"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000000" fo:padding="0.097cm" fo:border="0.05pt solid #000000">
        <style:background-image/>
      </style:table-cell-properties>
    </style:style>
    <style:style style:name="P1" style:family="paragraph" style:parent-style-name="Standard">
      <style:text-properties fo:font-size="14pt" officeooo:rsid="00023bd9" officeooo:paragraph-rsid="00023bd9" style:font-size-asian="14pt" style:font-size-complex="14pt"/>
    </style:style>
    <style:style style:name="P2" style:family="paragraph" style:parent-style-name="Standard">
      <style:text-properties fo:font-size="14pt" officeooo:rsid="0002ae58" officeooo:paragraph-rsid="0002ae58" style:font-size-asian="14pt" style:font-size-complex="14pt"/>
    </style:style>
    <style:style style:name="P3" style:family="paragraph" style:parent-style-name="Standard">
      <style:text-properties fo:font-size="14pt" officeooo:rsid="0002ae58" officeooo:paragraph-rsid="003161f8" style:font-size-asian="14pt" style:font-size-complex="14pt"/>
    </style:style>
    <style:style style:name="P4" style:family="paragraph" style:parent-style-name="Standard">
      <style:text-properties fo:font-size="14pt" officeooo:rsid="000fb6c5" officeooo:paragraph-rsid="000fb6c5" style:font-size-asian="14pt" style:font-size-complex="14pt"/>
    </style:style>
    <style:style style:name="P5" style:family="paragraph" style:parent-style-name="Standard">
      <style:text-properties fo:font-size="14pt" officeooo:rsid="00196693" officeooo:paragraph-rsid="00196693" style:font-size-asian="14pt" style:font-size-complex="14pt"/>
    </style:style>
    <style:style style:name="P6" style:family="paragraph" style:parent-style-name="Standard">
      <style:text-properties fo:font-size="14pt" officeooo:rsid="001bfd69" officeooo:paragraph-rsid="001bfd69" style:font-size-asian="14pt" style:font-size-complex="14pt"/>
    </style:style>
    <style:style style:name="P7" style:family="paragraph" style:parent-style-name="Standard">
      <style:text-properties fo:font-size="14pt" officeooo:rsid="001e8a46" officeooo:paragraph-rsid="001e8a46" style:font-size-asian="14pt" style:font-size-complex="14pt"/>
    </style:style>
    <style:style style:name="P8" style:family="paragraph" style:parent-style-name="Standard">
      <style:text-properties fo:font-size="14pt" officeooo:rsid="0020166c" officeooo:paragraph-rsid="0020166c" style:font-size-asian="14pt" style:font-size-complex="14pt"/>
    </style:style>
    <style:style style:name="P9" style:family="paragraph" style:parent-style-name="Standard">
      <style:text-properties fo:font-size="14pt" officeooo:rsid="00218d5a" officeooo:paragraph-rsid="00218d5a" style:font-size-asian="14pt" style:font-size-complex="14pt"/>
    </style:style>
    <style:style style:name="P10" style:family="paragraph" style:parent-style-name="Standard">
      <style:text-properties fo:font-size="14pt" officeooo:rsid="00239528" officeooo:paragraph-rsid="00239528" style:font-size-asian="14pt" style:font-size-complex="14pt"/>
    </style:style>
    <style:style style:name="P11" style:family="paragraph" style:parent-style-name="Standard">
      <style:text-properties fo:font-size="14pt" officeooo:rsid="002a9bc7" officeooo:paragraph-rsid="002a9bc7" style:font-size-asian="14pt" style:font-size-complex="14pt"/>
    </style:style>
    <style:style style:name="P12" style:family="paragraph" style:parent-style-name="Standard">
      <style:text-properties fo:font-size="14pt" officeooo:rsid="002bcb5d" officeooo:paragraph-rsid="002bcb5d" style:font-size-asian="14pt" style:font-size-complex="14pt"/>
    </style:style>
    <style:style style:name="P13" style:family="paragraph" style:parent-style-name="Standard">
      <style:text-properties fo:font-size="14pt" officeooo:rsid="002f6847" officeooo:paragraph-rsid="0033349e" style:font-size-asian="14pt" style:font-size-complex="14pt"/>
    </style:style>
    <style:style style:name="P14" style:family="paragraph" style:parent-style-name="Standard">
      <style:text-properties fo:font-size="14pt" officeooo:rsid="003161f8" officeooo:paragraph-rsid="003161f8" style:font-size-asian="14pt" style:font-size-complex="14pt"/>
    </style:style>
    <style:style style:name="P15" style:family="paragraph" style:parent-style-name="Standard">
      <style:text-properties fo:font-size="14pt" officeooo:rsid="0004e816" officeooo:paragraph-rsid="0004e816" style:font-size-asian="14pt" style:font-size-complex="14pt"/>
    </style:style>
    <style:style style:name="P16" style:family="paragraph" style:parent-style-name="Standard">
      <style:text-properties fo:font-size="14pt" officeooo:rsid="0042e6fe" officeooo:paragraph-rsid="0042e6fe" style:font-size-asian="14pt" style:font-size-complex="14pt"/>
    </style:style>
    <style:style style:name="P17" style:family="paragraph" style:parent-style-name="Standard">
      <style:text-properties fo:font-size="14pt" officeooo:rsid="0046590e" officeooo:paragraph-rsid="0046590e" style:font-size-asian="14pt" style:font-size-complex="14pt"/>
    </style:style>
    <style:style style:name="P18" style:family="paragraph" style:parent-style-name="Standard">
      <style:text-properties fo:font-size="14pt" officeooo:rsid="0047dc14" officeooo:paragraph-rsid="0047dc14" style:font-size-asian="14pt" style:font-size-complex="14pt"/>
    </style:style>
    <style:style style:name="P19" style:family="paragraph" style:parent-style-name="Standard">
      <style:text-properties fo:font-size="14pt" style:text-underline-style="solid" style:text-underline-width="auto" style:text-underline-color="font-color" officeooo:rsid="001583a9" officeooo:paragraph-rsid="001583a9" style:font-size-asian="14pt" style:font-size-complex="14pt"/>
    </style:style>
    <style:style style:name="P20" style:family="paragraph" style:parent-style-name="Standard">
      <style:text-properties fo:font-size="14pt" style:text-underline-style="solid" style:text-underline-width="auto" style:text-underline-color="font-color" officeooo:rsid="001583a9" officeooo:paragraph-rsid="0002ae58" style:font-size-asian="14pt" style:font-size-complex="14pt"/>
    </style:style>
    <style:style style:name="P21" style:family="paragraph" style:parent-style-name="Standard">
      <style:text-properties fo:font-size="14pt" style:text-underline-style="solid" style:text-underline-width="auto" style:text-underline-color="font-color" officeooo:rsid="00190c6b" officeooo:paragraph-rsid="00023bd9" style:font-size-asian="14pt" style:font-size-complex="14pt"/>
    </style:style>
    <style:style style:name="P22" style:family="paragraph" style:parent-style-name="Standard">
      <style:text-properties fo:font-size="14pt" style:text-underline-style="solid" style:text-underline-width="auto" style:text-underline-color="font-color" officeooo:rsid="001e0688" officeooo:paragraph-rsid="001e0688" style:font-size-asian="14pt" style:font-size-complex="14pt"/>
    </style:style>
    <style:style style:name="P23" style:family="paragraph" style:parent-style-name="Standard">
      <style:text-properties fo:font-size="14pt" style:text-underline-style="solid" style:text-underline-width="auto" style:text-underline-color="font-color" officeooo:rsid="003efb63" officeooo:paragraph-rsid="003efb63" style:font-size-asian="14pt" style:font-size-complex="14pt"/>
    </style:style>
    <style:style style:name="P24" style:family="paragraph" style:parent-style-name="Standard">
      <style:text-properties fo:font-size="14pt" fo:font-weight="bold" officeooo:rsid="001bfd69" officeooo:paragraph-rsid="001bfd69" style:font-size-asian="14pt" style:font-weight-asian="bold" style:font-size-complex="14pt" style:font-weight-complex="bold"/>
    </style:style>
    <style:style style:name="P25" style:family="paragraph" style:parent-style-name="Standard">
      <style:text-properties fo:font-size="14pt" fo:font-weight="bold" officeooo:rsid="001bfd69" officeooo:paragraph-rsid="001dd738" style:font-size-asian="14pt" style:font-weight-asian="bold" style:font-size-complex="14pt" style:font-weight-complex="bold"/>
    </style:style>
    <style:style style:name="P26" style:family="paragraph" style:parent-style-name="Standard">
      <style:text-properties fo:font-size="14pt" fo:font-weight="bold" officeooo:rsid="0004e816" officeooo:paragraph-rsid="0004e816" style:font-size-asian="14pt" style:font-weight-asian="bold" style:font-size-complex="14pt" style:font-weight-complex="bold"/>
    </style:style>
    <style:style style:name="P27" style:family="paragraph" style:parent-style-name="Standard">
      <style:text-properties fo:font-size="14pt" fo:font-weight="bold" officeooo:rsid="0041a526" officeooo:paragraph-rsid="0041a526" style:font-size-asian="14pt" style:font-weight-asian="bold" style:font-size-complex="14pt" style:font-weight-complex="bold"/>
    </style:style>
    <style:style style:name="P28" style:family="paragraph" style:parent-style-name="Standard">
      <style:text-properties fo:font-size="14pt" fo:font-weight="bold" officeooo:rsid="00450372" officeooo:paragraph-rsid="00450372" style:font-size-asian="14pt" style:font-weight-asian="bold" style:font-size-complex="14pt" style:font-weight-complex="bold"/>
    </style:style>
    <style:style style:name="P29" style:family="paragraph" style:parent-style-name="Standard">
      <style:text-properties fo:font-size="14pt" fo:font-weight="bold" officeooo:rsid="0047dc14" officeooo:paragraph-rsid="0047dc14" style:font-size-asian="14pt" style:font-weight-asian="bold" style:font-size-complex="14pt" style:font-weight-complex="bold"/>
    </style:style>
    <style:style style:name="P30" style:family="paragraph" style:parent-style-name="Standard">
      <style:text-properties fo:font-size="14pt" fo:font-weight="bold" officeooo:rsid="000fb6c5" officeooo:paragraph-rsid="0004e816" style:font-size-asian="14pt" style:font-weight-asian="bold" style:font-size-complex="14pt" style:font-weight-complex="bold"/>
    </style:style>
    <style:style style:name="P31" style:family="paragraph" style:parent-style-name="Standard">
      <style:text-properties fo:font-size="14pt" fo:font-weight="bold" officeooo:rsid="004926ac" officeooo:paragraph-rsid="004926ac" style:font-size-asian="14pt" style:font-weight-asian="bold" style:font-size-complex="14pt" style:font-weight-complex="bold"/>
    </style:style>
    <style:style style:name="P32" style:family="paragraph" style:parent-style-name="Standard">
      <style:text-properties fo:font-size="14pt" fo:font-weight="normal" officeooo:rsid="002c384a" officeooo:paragraph-rsid="002c384a" style:font-size-asian="14pt" style:font-weight-asian="normal" style:font-size-complex="14pt" style:font-weight-complex="normal"/>
    </style:style>
    <style:style style:name="P33" style:family="paragraph" style:parent-style-name="Standard">
      <style:text-properties fo:font-size="14pt" fo:font-weight="normal" officeooo:rsid="004926ac" officeooo:paragraph-rsid="004926ac" style:font-size-asian="14pt" style:font-weight-asian="normal" style:font-size-complex="14pt" style:font-weight-complex="normal"/>
    </style:style>
    <style:style style:name="P34" style:family="paragraph" style:parent-style-name="Standard">
      <style:text-properties fo:font-size="14pt" fo:font-style="normal" officeooo:rsid="00563553" officeooo:paragraph-rsid="00563553" style:font-size-asian="14pt" style:font-style-asian="normal" style:font-size-complex="14pt" style:font-style-complex="normal"/>
    </style:style>
    <style:style style:name="P35" style:family="paragraph" style:parent-style-name="Standard">
      <style:text-properties fo:font-size="14pt" fo:font-style="normal" officeooo:rsid="005aeda7" officeooo:paragraph-rsid="005aeda7" style:font-size-asian="14pt" style:font-style-asian="normal" style:font-size-complex="14pt" style:font-style-complex="normal"/>
    </style:style>
    <style:style style:name="P36" style:family="paragraph" style:parent-style-name="Standard">
      <style:text-properties fo:font-size="14pt" fo:font-style="normal" officeooo:rsid="0061f05e" officeooo:paragraph-rsid="0061f05e" style:font-size-asian="14pt" style:font-style-asian="normal" style:font-size-complex="14pt" style:font-style-complex="normal"/>
    </style:style>
    <style:style style:name="P37" style:family="paragraph" style:parent-style-name="Standard">
      <style:text-properties fo:color="#000000" style:font-name="Liberation Serif" fo:font-size="14pt" officeooo:rsid="002f6847" officeooo:paragraph-rsid="002f6847" style:font-size-asian="14pt" style:font-size-complex="14pt"/>
    </style:style>
    <style:style style:name="P38" style:family="paragraph" style:parent-style-name="Standard">
      <style:text-properties fo:color="#000000" style:font-name="Liberation Serif" fo:font-size="14pt" officeooo:rsid="0002ae58" officeooo:paragraph-rsid="0002ae58" style:font-size-asian="14pt" style:font-size-complex="14pt"/>
    </style:style>
    <style:style style:name="P39" style:family="paragraph" style:parent-style-name="Standard">
      <style:text-properties fo:color="#000000" style:font-name="Liberation Serif" fo:font-size="14pt" officeooo:rsid="0053a4f8" officeooo:paragraph-rsid="0053a4f8" style:font-size-asian="14pt" style:font-size-complex="14pt"/>
    </style:style>
    <style:style style:name="P40" style:family="paragraph" style:parent-style-name="Standard">
      <loext:graphic-properties draw:fill="solid" draw:fill-color="#000000" draw:opacity="100%"/>
      <style:paragraph-properties fo:background-color="#000000"/>
      <style:text-properties fo:color="#ffffff" style:font-name="Liberation Serif" fo:font-size="14pt" officeooo:rsid="0002ae58" officeooo:paragraph-rsid="0050bf80" fo:background-color="#000000" style:font-size-asian="14pt" style:font-size-complex="14pt"/>
    </style:style>
    <style:style style:name="P4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Liberation Serif" fo:font-size="14pt" fo:background-color="#000000" style:font-size-asian="14pt" style:font-size-complex="14pt"/>
    </style:style>
    <style:style style:name="P42" style:family="paragraph" style:parent-style-name="Standard">
      <loext:graphic-properties draw:fill="solid" draw:fill-color="#000000" draw:opacity="100%"/>
      <style:paragraph-properties fo:background-color="#0000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Liberation Serif" fo:font-size="14pt" officeooo:paragraph-rsid="0050bf80" fo:background-color="#000000" style:font-size-asian="14pt" style:font-size-complex="14pt"/>
    </style:style>
    <style:style style:name="P43" style:family="paragraph" style:parent-style-name="Standard">
      <loext:graphic-properties draw:fill="solid" draw:fill-color="#000000" draw:opacity="100%"/>
      <style:paragraph-properties fo:background-color="#000000"/>
      <style:text-properties fo:color="#ffffff" style:font-name="Liberation Serif" fo:font-size="14pt" fo:background-color="#000000" style:font-size-asian="14pt" style:font-size-complex="14pt"/>
    </style:style>
    <style:style style:name="P44" style:family="paragraph" style:parent-style-name="Standard">
      <style:text-properties fo:font-size="14pt" officeooo:rsid="00190c6b" officeooo:paragraph-rsid="00190c6b" style:font-size-asian="14pt" style:font-size-complex="14pt"/>
    </style:style>
    <style:style style:name="P45" style:family="paragraph" style:parent-style-name="Standard">
      <style:text-properties fo:font-size="14pt" officeooo:rsid="00190c6b" officeooo:paragraph-rsid="0070b80f" style:font-size-asian="14pt" style:font-size-complex="14pt"/>
    </style:style>
    <style:style style:name="P46" style:family="paragraph" style:parent-style-name="Standard">
      <style:text-properties fo:font-size="14pt" officeooo:rsid="00633d82" officeooo:paragraph-rsid="00633d82" style:font-size-asian="14pt" style:font-size-complex="14pt"/>
    </style:style>
    <style:style style:name="P47" style:family="paragraph" style:parent-style-name="Standard">
      <style:text-properties fo:font-size="14pt" officeooo:rsid="0069a958" officeooo:paragraph-rsid="0069a958" style:font-size-asian="14pt" style:font-size-complex="14pt"/>
    </style:style>
    <style:style style:name="P48" style:family="paragraph" style:parent-style-name="Standard">
      <style:text-properties fo:font-size="14pt" officeooo:rsid="0002ae58" officeooo:paragraph-rsid="0002ae58" style:font-size-asian="14pt" style:font-size-complex="14pt"/>
    </style:style>
    <style:style style:name="P49" style:family="paragraph" style:parent-style-name="Standard">
      <style:text-properties fo:font-size="14pt" officeooo:rsid="0033349e" officeooo:paragraph-rsid="007a859f" style:font-size-asian="14pt" style:font-size-complex="14pt"/>
    </style:style>
    <style:style style:name="P50" style:family="paragraph" style:parent-style-name="Standard">
      <style:text-properties fo:font-size="14pt" officeooo:rsid="000fb6c5" officeooo:paragraph-rsid="000fb6c5" style:font-size-asian="14pt" style:font-size-complex="14pt"/>
    </style:style>
    <style:style style:name="P51" style:family="paragraph" style:parent-style-name="Standard">
      <style:text-properties fo:font-size="14pt" officeooo:rsid="000fb6c5" officeooo:paragraph-rsid="0061f05e" style:font-size-asian="14pt" style:font-size-complex="14pt"/>
    </style:style>
    <style:style style:name="P52" style:family="paragraph" style:parent-style-name="Standard">
      <style:text-properties fo:font-size="14pt" officeooo:rsid="003efb63" officeooo:paragraph-rsid="007fb786" style:font-size-asian="14pt" style:font-size-complex="14pt"/>
    </style:style>
    <style:style style:name="P53" style:family="paragraph" style:parent-style-name="Standard">
      <style:text-properties fo:font-size="14pt" officeooo:rsid="004a276d" officeooo:paragraph-rsid="001583a9" style:font-size-asian="14pt" style:font-size-complex="14pt"/>
    </style:style>
    <style:style style:name="P54" style:family="paragraph" style:parent-style-name="Standard">
      <style:text-properties fo:font-size="14pt" officeooo:rsid="0087298d" officeooo:paragraph-rsid="0087298d" style:font-size-asian="14pt" style:font-size-complex="14pt"/>
    </style:style>
    <style:style style:name="P55" style:family="paragraph" style:parent-style-name="Standard">
      <style:text-properties fo:font-size="14pt" officeooo:rsid="008b61fc" officeooo:paragraph-rsid="008b61fc" style:font-size-asian="14pt" style:font-size-complex="14pt"/>
    </style:style>
    <style:style style:name="P56" style:family="paragraph" style:parent-style-name="Standard">
      <style:text-properties fo:font-size="14pt" fo:font-weight="bold" officeooo:rsid="007a68ff" officeooo:paragraph-rsid="007a68ff" style:font-size-asian="14pt" style:font-weight-asian="bold" style:font-size-complex="14pt" style:font-weight-complex="bold"/>
    </style:style>
    <style:style style:name="P57" style:family="paragraph" style:parent-style-name="Standard">
      <style:text-properties fo:font-size="14pt" fo:font-weight="bold" officeooo:rsid="004926ac" officeooo:paragraph-rsid="004926ac" style:font-size-asian="14pt" style:font-weight-asian="bold" style:font-size-complex="14pt" style:font-weight-complex="bold"/>
    </style:style>
    <style:style style:name="P58" style:family="paragraph" style:parent-style-name="Standard">
      <style:text-properties fo:font-size="14pt" fo:font-weight="normal" officeooo:rsid="001bfd69" officeooo:paragraph-rsid="001dd738" style:font-size-asian="14pt" style:font-weight-asian="normal" style:font-size-complex="14pt" style:font-weight-complex="normal"/>
    </style:style>
    <style:style style:name="P59" style:family="paragraph" style:parent-style-name="Standard">
      <style:text-properties fo:font-size="14pt" fo:font-weight="normal" officeooo:rsid="007a68ff" officeooo:paragraph-rsid="007a68ff" style:font-size-asian="14pt" style:font-weight-asian="normal" style:font-size-complex="14pt" style:font-weight-complex="normal"/>
    </style:style>
    <style:style style:name="T1" style:family="text">
      <style:text-properties officeooo:rsid="001b63fe"/>
    </style:style>
    <style:style style:name="T2" style:family="text">
      <style:text-properties officeooo:rsid="001cb2dc"/>
    </style:style>
    <style:style style:name="T3" style:family="text">
      <style:text-properties officeooo:rsid="001da0aa"/>
    </style:style>
    <style:style style:name="T4" style:family="text">
      <style:text-properties officeooo:rsid="001dd738"/>
    </style:style>
    <style:style style:name="T5" style:family="text">
      <style:text-properties officeooo:rsid="002325bb"/>
    </style:style>
    <style:style style:name="T6" style:family="text">
      <style:text-properties officeooo:rsid="0024773e"/>
    </style:style>
    <style:style style:name="T7" style:family="text">
      <style:text-properties officeooo:rsid="002da307"/>
    </style:style>
    <style:style style:name="T8" style:family="text">
      <style:text-properties officeooo:rsid="002e7ab0"/>
    </style:style>
    <style:style style:name="T9" style:family="text">
      <style:text-properties officeooo:rsid="0034392e"/>
    </style:style>
    <style:style style:name="T10" style:family="text">
      <style:text-properties officeooo:rsid="0038aabb"/>
    </style:style>
    <style:style style:name="T11" style:family="text">
      <style:text-properties officeooo:rsid="003d2ec1"/>
    </style:style>
    <style:style style:name="T12" style:family="text">
      <style:text-properties officeooo:rsid="003fe2ba"/>
    </style:style>
    <style:style style:name="T13" style:family="text">
      <style:text-properties officeooo:rsid="0044c81f"/>
    </style:style>
    <style:style style:name="T14" style:family="text">
      <style:text-properties officeooo:rsid="0046e1e5"/>
    </style:style>
    <style:style style:name="T15" style:family="text">
      <style:text-properties officeooo:rsid="00483c78"/>
    </style:style>
    <style:style style:name="T16" style:family="text">
      <style:text-properties officeooo:rsid="00519d43"/>
    </style:style>
    <style:style style:name="T17" style:family="text">
      <style:text-properties officeooo:rsid="005723c3"/>
    </style:style>
    <style:style style:name="T18" style:family="text">
      <style:text-properties officeooo:rsid="005cbc1a"/>
    </style:style>
    <style:style style:name="T19" style:family="text">
      <style:text-properties officeooo:rsid="006228b8"/>
    </style:style>
    <style:style style:name="T20" style:family="text">
      <style:text-properties officeooo:rsid="006506fd"/>
    </style:style>
    <style:style style:name="T21" style:family="text">
      <style:text-properties officeooo:rsid="006a4ddf"/>
    </style:style>
    <style:style style:name="T22" style:family="text">
      <style:text-properties officeooo:rsid="006bb441"/>
    </style:style>
    <style:style style:name="T23" style:family="text">
      <style:text-properties officeooo:rsid="006c7201"/>
    </style:style>
    <style:style style:name="T24" style:family="text">
      <style:text-properties officeooo:rsid="007228c9"/>
    </style:style>
    <style:style style:name="T25" style:family="text">
      <style:text-properties officeooo:rsid="00758a13"/>
    </style:style>
    <style:style style:name="T26" style:family="text">
      <style:text-properties officeooo:rsid="007604ba"/>
    </style:style>
    <style:style style:name="T27" style:family="text">
      <style:text-properties officeooo:rsid="00891464"/>
    </style:style>
    <style:style style:name="T28" style:family="text">
      <style:text-properties officeooo:rsid="008cac01"/>
    </style:style>
    <style:style style:name="T29" style:family="text">
      <style:text-properties officeooo:rsid="008fc88d"/>
    </style:style>
    <style:style style:name="T30" style:family="text">
      <style:text-properties officeooo:rsid="0091dc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ntroduction</text:p>
      <text:p text:style-name="P1"/>
      <text:p text:style-name="P46">Threads are used by programmers <text:span text:style-name="T20">in order for their programs to do multiple tasks concurrently. They greatly decrease the execution time of a program, but their use creates a different problem. A thread may write to a memory address while at the same time one or more other threads are writing or reading that same memory address and may lead to unexpected results for the program. This is what we call a “data race”. Therefore, programmers have to ensure that their programs have no data races in them.</text:span></text:p>
      <text:p text:style-name="P46"/>
      <text:p text:style-name="P47">So, how are they going to find th<text:span text:style-name="T21">e</text:span>se data races <text:span text:style-name="T22">when they occur</text:span>? <text:span text:style-name="T23">Running the program and detecting the races could work if it is small enough. However, in larger programs this would be nigh-impossible to do and too time-consuming. We can analyze and check the source code directly without actually running the program, thus saving time. This is called “static analysis”. So, programmers need a program that does exactly that and that’s what Locksmith is for.</text:span></text:p>
      <text:p text:style-name="P44"/>
      <text:p text:style-name="P2"/>
      <text:p text:style-name="P19">Locksmith</text:p>
      <text:p text:style-name="P2"/>
      <text:p text:style-name="P45">Locksmith is a tool that performs static analysis in order to detect data races in C programs. <text:span text:style-name="T24">It</text:span> tries to predict which memory addresses are prone to have data races by reading the program in compile time. <text:span text:style-name="T26">Locksmith analyzes multithreaded programs that uses locks to protect shared memory locations and prevent concurrent reading and writing in them. It finds each shared memory address and checks which locks protect that location, if any. If not, then we have a data race in that location.</text:span></text:p>
      <text:p text:style-name="P2"/>
      <text:p text:style-name="P5"><text:span text:style-name="T25">So, how exactly does Locksmith work? Well, </text:span>Locksmith’<text:span text:style-name="T1">s algorithm is divided in a number of phases. These phases are as follows:</text:span></text:p>
      <text:p text:style-name="P5"/>
      <text:p text:style-name="P24">Typing phase</text:p>
      <text:p text:style-name="P6">Locksmith reads the entire program <text:span text:style-name="T2">and</text:span> <text:span text:style-name="T3">stores</text:span> its control flow. <text:span text:style-name="T3">All information about the control flow is stored in phi (φ) structs. Information about the global variables is stored in rho (ρ) structs.</text:span></text:p>
      <text:p text:style-name="P2"/>
      <text:p text:style-name="P25"><text:span text:style-name="T4">Shared</text:span> phase</text:p>
      <text:p text:style-name="P7">In this phase, Locksmith finds all variables that could be used simultaneously among the threads. These variables/memory addresses are the ones who need to be checked for data races. Other variables, such as thread local variables, are not prone to data races and thus are excluded from this analysis.</text:p>
      <text:p text:style-name="P2"/>
      <text:p text:style-name="P25"><text:span text:style-name="T4">Linearity</text:span> phase</text:p>
      <text:p text:style-name="P8">Checks if the locks used are linear or non-linear. If a lock is non-linear, it means that it could represent multiple locks and Locksmith cannot know which lock is acquired in this case.</text:p>
      <text:p text:style-name="P2"><text:soft-page-break/></text:p>
      <text:p text:style-name="P25"><text:span text:style-name="T4">Lock State</text:span> phase</text:p>
      <text:p text:style-name="P9">Locksmith finds the state of each lock <text:span text:style-name="T5">after each statement of the program i.e. if a lock is acquired at any point or not.</text:span></text:p>
      <text:p text:style-name="P2"/>
      <text:p text:style-name="P25"><text:span text:style-name="T4">Guarded-By</text:span> phase</text:p>
      <text:p text:style-name="P10">In this phase, <text:span text:style-name="T6">Locksmith checks each shared variable/memory address which locks are held each time they are accessed. More specifically, it initializes guards in each</text:span></text:p>
      <text:p text:style-name="P11">dereference of shared variables <text:span text:style-name="T10">which stores a correlation of a variable with a corresponding lock, if any. Then, for each guard, it propagates through the program flow backwards until it reaches the main() function, possibly creating more correlations and guards on its way. It ends once every correlation has propagated to the main() function. After this phase, Locksmith knows where each variable acquires or releases a lock at any point, so it knows all the potential data races.</text:span></text:p>
      <text:p text:style-name="P25"/>
      <text:p text:style-name="P25"><text:span text:style-name="T4">Escapes</text:span> phase</text:p>
      <text:p text:style-name="P12">Here, Locksmith <text:span text:style-name="T11">completes the work done in Linearity Phase.</text:span></text:p>
      <text:p text:style-name="P2"/>
      <text:p text:style-name="P25"><text:span text:style-name="T4">Races</text:span> phase</text:p>
      <text:p text:style-name="P32">Print<text:span text:style-name="T29">s</text:span> <text:span text:style-name="T7">whether a variable could have a potential data race</text:span> as <text:span text:style-name="T7">a </text:span>warning, along with <text:span text:style-name="T7">that variable’s references.</text:span></text:p>
      <text:p text:style-name="P58"/>
      <text:p text:style-name="P59">Now that we know how Locksmith works, how exactly does Locksmith shows the data races? For that, we will need an example like the one below.</text:p>
      <text:p text:style-name="P56"/>
      <text:p text:style-name="P25"/>
      <text:p text:style-name="P20">Locksmith <text:span text:style-name="T8">output</text:span></text:p>
      <text:p text:style-name="P2"/>
      <text:p text:style-name="P13">Now, consider the following program: </text:p>
      <text:p text:style-name="P37"/>
      <text:p text:style-name="P39">test.c</text:p>
      <table:table table:name="Table1" table:style-name="Table1">
        <table:table-column table:style-name="Table1.A"/>
        <table:table-row table:style-name="Table1.1">
          <table:table-cell table:style-name="Table1.A1" office:value-type="string">
            <text:p text:style-name="P40">#include &lt;pthread.h&gt;</text:p>
            <text:p text:style-name="P42"/>
            <text:p text:style-name="P42">pthread_mutex_t lock1, lock2, lock[2];</text:p>
            <text:p text:style-name="P42">float shared_var;</text:p>
            <text:p text:style-name="P42">int partly_unprotected;</text:p>
            <text:p text:style-name="P42">float non_linear;</text:p>
            <text:p text:style-name="P42">int many_refs;</text:p>
            <text:p text:style-name="P42">int completely_unprotected;</text:p>
            <text:p text:style-name="P42"/>
            <text:p text:style-name="P42">void *my_func(void *arg) {</text:p>
            <text:p text:style-name="P42"><text:s text:c="2"/>int local_var = 4, local_var2;</text:p>
            <text:p text:style-name="P42"><text:s text:c="2"/>pthread_mutex_lock(&amp;lock1);</text:p>
            <text:p text:style-name="P42"><text:s text:c="2"/>shared_var++;</text:p>
            <text:p text:style-name="P42"><text:soft-page-break/><text:s text:c="2"/>many_refs += 5;</text:p>
            <text:p text:style-name="P42"><text:s text:c="2"/>pthread_mutex_unlock(&amp;lock1);</text:p>
            <text:p text:style-name="P42"><text:s text:c="2"/>pthread_mutex_lock(&amp;lock2);</text:p>
            <text:p text:style-name="P42"><text:s text:c="2"/>partly_unprotected = local_var;</text:p>
            <text:p text:style-name="P42"><text:s text:c="2"/>local_var += many_refs;</text:p>
            <text:p text:style-name="P42"><text:s text:c="2"/>pthread_mutex_unlock(&amp;lock2);</text:p>
            <text:p text:style-name="P42"><text:s text:c="2"/>many_refs = 1;</text:p>
            <text:p text:style-name="P42"><text:s text:c="2"/>local_var = partly_unprotected;</text:p>
            <text:p text:style-name="P42"><text:s text:c="2"/>completely_unprotected--;</text:p>
            <text:p text:style-name="P42"><text:s text:c="2"/>pthread_mutex_lock(&amp;lock[1]);</text:p>
            <text:p text:style-name="P42"><text:s text:c="2"/>non_linear = 4.2;</text:p>
            <text:p text:style-name="P42"><text:s text:c="2"/>pthread_mutex_unlock(&amp;lock[1]);</text:p>
            <text:p text:style-name="P42"><text:s text:c="2"/>local_var2 = many_refs;</text:p>
            <text:p text:style-name="P42"><text:s text:c="2"/>return NULL;</text:p>
            <text:p text:style-name="P42">}</text:p>
            <text:p text:style-name="P42"/>
            <text:p text:style-name="P42">int main() {</text:p>
            <text:p text:style-name="P42"><text:s text:c="2"/>pthread_t t1, t2, t[2];</text:p>
            <text:p text:style-name="P42"/>
            <text:p text:style-name="P42"><text:s text:c="2"/>int i;</text:p>
            <text:p text:style-name="P42"><text:s text:c="2"/>for(i = 0; i &lt; 2; i++)</text:p>
            <text:p text:style-name="P42"><text:s text:c="2"/>{</text:p>
            <text:p text:style-name="P42"><text:s text:c="4"/>pthread_mutex_init(&amp;lock[i], NULL);</text:p>
            <text:p text:style-name="P42"><text:s text:c="4"/>pthread_create(&amp;t[i], NULL, my_func, NULL);</text:p>
            <text:p text:style-name="P42"><text:s text:c="2"/>}</text:p>
            <text:p text:style-name="P42"/>
            <text:p text:style-name="P42"><text:s text:c="2"/>pthread_mutex_init(&amp;lock1, NULL);</text:p>
            <text:p text:style-name="P42"><text:s text:c="2"/>pthread_mutex_init(&amp;lock2, NULL);</text:p>
            <text:p text:style-name="P42"/>
            <text:p text:style-name="P42"><text:s text:c="2"/>pthread_create(&amp;t1, NULL, my_func, NULL);</text:p>
            <text:p text:style-name="P42"><text:s text:c="2"/>pthread_create(&amp;t2, NULL, my_func, NULL);</text:p>
            <text:p text:style-name="P42"/>
            <text:p text:style-name="P42"><text:s text:c="2"/>return 1;</text:p>
            <text:p text:style-name="P40">}</text:p>
          </table:table-cell>
        </table:table-row>
      </table:table>
      <text:p text:style-name="P38"/>
      <text:p text:style-name="P38"/>
      <text:p text:style-name="P14">This is Locksmith’s output for this program:</text:p>
      <text:p text:style-name="P14"/>
      <table:table table:name="Table2" table:style-name="Table2">
        <table:table-column table:style-name="Table2.A"/>
        <table:table-row table:style-name="Table2.1">
          <table:table-cell table:style-name="Table2.A1" office:value-type="string">
            <text:p text:style-name="P43">Warning: Possible data race: &amp;partly_unprotected:test.c:5 is not protected!</text:p>
            <text:p text:style-name="P41"><text:s/>references:</text:p>
            <text:p text:style-name="P41"><text:s text:c="2"/>dereference of &amp;partly_unprotected:test.c:5 at test.c:17</text:p>
            <text:p text:style-name="P41"><text:s text:c="4"/>&amp;partly_unprotected:test.c:5</text:p>
            <text:p text:style-name="P41"><text:s text:c="2"/>locks acquired:</text:p>
            <text:p text:style-name="P41"><text:s text:c="4"/>concrete lock2:test.c:41</text:p>
            <text:p text:style-name="P41"><text:soft-page-break/><text:s text:c="4"/>lock2:test.c:3</text:p>
            <text:p text:style-name="P41"><text:s text:c="2"/>in: main at test.c:30 -&gt; test.c:37</text:p>
            <text:p text:style-name="P41"><text:s text:c="2"/>in: main at test.c:30 -&gt; test.c:43</text:p>
            <text:p text:style-name="P41"><text:s text:c="2"/>in: main at test.c:30 -&gt; test.c:44</text:p>
            <text:p text:style-name="P41"/>
            <text:p text:style-name="P41"><text:s text:c="2"/>dereference of &amp;partly_unprotected:test.c:5 at test.c:21</text:p>
            <text:p text:style-name="P41"><text:s text:c="4"/>&amp;partly_unprotected:test.c:5</text:p>
            <text:p text:style-name="P41"><text:s text:c="2"/>locks acquired:</text:p>
            <text:p text:style-name="P41"><text:s text:c="4"/>&lt;empty&gt;</text:p>
            <text:p text:style-name="P41"><text:s text:c="2"/>in: main at test.c:30 -&gt; test.c:37</text:p>
            <text:p text:style-name="P41"><text:s text:c="2"/>in: main at test.c:30 -&gt; test.c:43</text:p>
            <text:p text:style-name="P41"><text:s text:c="2"/>in: main at test.c:30 -&gt; test.c:44</text:p>
            <text:p text:style-name="P41"/>
            <text:p text:style-name="P41"/>
            <text:p text:style-name="P41">Warning: Possible data race: &amp;non_linear:test.c:6 is protected by non-linear or concrete lock(s):</text:p>
            <text:p text:style-name="P41"><text:s text:c="2"/>*lock:test.c:3</text:p>
            <text:p text:style-name="P41"><text:s text:c="2"/>non linear concrete lock[i]:test.c:36</text:p>
            <text:p text:style-name="P41"><text:s/>references:</text:p>
            <text:p text:style-name="P41"><text:s text:c="2"/>dereference of &amp;non_linear:test.c:6 at test.c:24</text:p>
            <text:p text:style-name="P41"><text:s text:c="4"/>&amp;non_linear:test.c:6</text:p>
            <text:p text:style-name="P41"><text:s text:c="2"/>locks acquired:</text:p>
            <text:p text:style-name="P41"><text:s text:c="4"/>*lock:test.c:3</text:p>
            <text:p text:style-name="P41"><text:s text:c="4"/>non linear concrete lock[i]:test.c:36</text:p>
            <text:p text:style-name="P41"><text:s text:c="2"/>in: main at test.c:30 -&gt; test.c:37</text:p>
            <text:p text:style-name="P41"><text:s text:c="2"/>in: main at test.c:30 -&gt; test.c:43</text:p>
            <text:p text:style-name="P41"><text:s text:c="2"/>in: main at test.c:30 -&gt; test.c:44</text:p>
            <text:p text:style-name="P41"/>
            <text:p text:style-name="P41"/>
            <text:p text:style-name="P41">Warning: Possible data race: &amp;many_refs:test.c:7 is not protected!</text:p>
            <text:p text:style-name="P41"><text:s/>references:</text:p>
            <text:p text:style-name="P41"><text:s text:c="2"/>dereference of &amp;many_refs:test.c:7 at test.c:14</text:p>
            <text:p text:style-name="P41"><text:s text:c="4"/>&amp;many_refs:test.c:7</text:p>
            <text:p text:style-name="P41"><text:s text:c="2"/>locks acquired:</text:p>
            <text:p text:style-name="P41"><text:s text:c="4"/>concrete lock1:test.c:40</text:p>
            <text:p text:style-name="P41"><text:s text:c="4"/>lock1:test.c:3</text:p>
            <text:p text:style-name="P41"><text:s text:c="2"/>in: main at test.c:30 -&gt; test.c:37</text:p>
            <text:p text:style-name="P41"><text:s text:c="2"/>in: main at test.c:30 -&gt; test.c:43</text:p>
            <text:p text:style-name="P41"><text:s text:c="2"/>in: main at test.c:30 -&gt; test.c:44</text:p>
            <text:p text:style-name="P41"/>
            <text:p text:style-name="P41"><text:s text:c="2"/>dereference of &amp;many_refs:test.c:7 at test.c:18</text:p>
            <text:p text:style-name="P41"><text:s text:c="4"/>&amp;many_refs:test.c:7</text:p>
            <text:p text:style-name="P41"><text:s text:c="2"/>locks acquired:</text:p>
            <text:p text:style-name="P41"><text:s text:c="4"/>concrete lock2:test.c:41</text:p>
            <text:p text:style-name="P41"><text:soft-page-break/><text:s text:c="4"/>lock2:test.c:3</text:p>
            <text:p text:style-name="P41"><text:s text:c="2"/>in: main at test.c:30 -&gt; test.c:37</text:p>
            <text:p text:style-name="P41"><text:s text:c="2"/>in: main at test.c:30 -&gt; test.c:43</text:p>
            <text:p text:style-name="P41"><text:s text:c="2"/>in: main at test.c:30 -&gt; test.c:44</text:p>
            <text:p text:style-name="P41"/>
            <text:p text:style-name="P41"><text:s text:c="2"/>dereference of &amp;many_refs:test.c:7 at test.c:20</text:p>
            <text:p text:style-name="P41"><text:s text:c="4"/>&amp;many_refs:test.c:7</text:p>
            <text:p text:style-name="P41"><text:s text:c="2"/>locks acquired:</text:p>
            <text:p text:style-name="P41"><text:s text:c="4"/>&lt;empty&gt;</text:p>
            <text:p text:style-name="P41"><text:s text:c="2"/>in: main at test.c:30 -&gt; test.c:37</text:p>
            <text:p text:style-name="P41"><text:s text:c="2"/>in: main at test.c:30 -&gt; test.c:43</text:p>
            <text:p text:style-name="P41"><text:s text:c="2"/>in: main at test.c:30 -&gt; test.c:44</text:p>
            <text:p text:style-name="P41"/>
            <text:p text:style-name="P41"><text:s text:c="2"/>dereference of &amp;many_refs:test.c:7 at test.c:26</text:p>
            <text:p text:style-name="P41"><text:s text:c="4"/>&amp;many_refs:test.c:7</text:p>
            <text:p text:style-name="P41"><text:s text:c="2"/>locks acquired:</text:p>
            <text:p text:style-name="P41"><text:s text:c="4"/>&lt;empty&gt;</text:p>
            <text:p text:style-name="P41"><text:s text:c="2"/>in: main at test.c:30 -&gt; test.c:37</text:p>
            <text:p text:style-name="P41"><text:s text:c="2"/>in: main at test.c:30 -&gt; test.c:43</text:p>
            <text:p text:style-name="P41"><text:s text:c="2"/>in: main at test.c:30 -&gt; test.c:44</text:p>
            <text:p text:style-name="P41"/>
            <text:p text:style-name="P41"/>
            <text:p text:style-name="P41">Warning: Possible data race: &amp;completely_unprotected:test.c:8 is not protected!</text:p>
            <text:p text:style-name="P41"><text:s/>references:</text:p>
            <text:p text:style-name="P41"><text:s text:c="2"/>dereference of &amp;completely_unprotected:test.c:8 at test.c:22</text:p>
            <text:p text:style-name="P41"><text:s text:c="4"/>&amp;completely_unprotected:test.c:8</text:p>
            <text:p text:style-name="P41"><text:s text:c="2"/>locks acquired:</text:p>
            <text:p text:style-name="P41"><text:s text:c="4"/>&lt;empty&gt;</text:p>
            <text:p text:style-name="P41"><text:s text:c="2"/>in: main at test.c:30 -&gt; test.c:37</text:p>
            <text:p text:style-name="P41"><text:s text:c="2"/>in: main at test.c:30 -&gt; test.c:43</text:p>
            <text:p text:style-name="P43"><text:s text:c="2"/>in: main at test.c:30 -&gt; test.c:44</text:p>
          </table:table-cell>
        </table:table-row>
      </table:table>
      <text:p text:style-name="P3"/>
      <text:p text:style-name="P2"/>
      <text:p text:style-name="P49">As we can see, of <text:span text:style-name="T16">all </text:span>the variables used, <text:span text:style-name="T16">many_refs, </text:span>completely_unprotected and partly_unprotected are not protected and thus prone to data races. <text:span text:style-name="T9">In the case of completely unprotected, it is used twice (decrement both reads and writes a value) and no lock was ever acquired (and released) at this point. The partly_unprotected variable has two references: in the first one it acquired one lock before being accessed but in the second one it didn’t do so. In the case of many_refs, it is used in 4 statements but is only protected in two of them. Non-linear is only accessed once but it uses a non-linear lock. As for the other variables, shared_var is accessed once and has got a lock at that point, so it is protected. local_var and local_var2 are thread local variables, so they are not shared with the other thread and there is no need to check if they are protected. </text:span></text:p>
      <text:p text:style-name="P49"><text:soft-page-break/></text:p>
      <text:p text:style-name="P49"><text:span text:style-name="T9">Notice that the warnings are shown in the order their respective variables were first declared. While this is not really problematic in small programs, it is in larger ones. That’s because of the way Locksmith works. Since it doesn’t actually run the program, we can’t know for certain if those warnings are indeed data races or false alarms. So, just in case we have dozens of warnings, it is a good idea to rank the warnings, from the most important to the least. But how do we know which warnings are more important than the others? We need to set a couple of evaluation criteria first.</text:span></text:p>
      <text:p text:style-name="P2"/>
      <text:p text:style-name="P2"/>
      <text:p text:style-name="P23">Evaluation Criteria</text:p>
      <text:p text:style-name="P15"/>
      <text:p text:style-name="P52">In order to sort the warnings, Locksmith uses certain evaluation criteria. <text:span text:style-name="T12">Warnings are sorted in descending order of importance. But what makes a warning important in the first place? For the programmer who checks his program for data races, an important warning would be either something that affects the program in a significant way or something that is more likely to be a data race. This is not always possible to determine if that’s the case, so we use some approximations based on the data we can gather from the static analysis. That all that being said, the</text:span> <text:span text:style-name="T12">criteria used in Locksmith are</text:span> as follows:</text:p>
      <text:p text:style-name="P26"/>
      <text:p text:style-name="P27">The number of times a memory address is accessed for writing</text:p>
      <text:p text:style-name="P16">As was already mentioned, in order for data races to exist, the threads have to write in a shared memory address. If there are multiple writing operations for a specific variable, it <text:span text:style-name="T13">propably means that it would affect the program more and needs more to be done to fix the data race than a race with fewer writing operations.</text:span></text:p>
      <text:p text:style-name="P26"/>
      <text:p text:style-name="P28">The number of <text:span text:style-name="T14">total </text:span>references of a memory address</text:p>
      <text:p text:style-name="P17">Each access <text:s/>of a memory address constitutes a reference to it. Similarly with the first criterion, if a variable is accessed a lot in a program, it probably means that it is more impactful for the program than a variable that is accessed fewer times. In this case, a warning regarding the former variable will be considered more important <text:span text:style-name="T15">t</text:span>han the latter.</text:p>
      <text:p text:style-name="P26"/>
      <text:p text:style-name="P29">Locks acquired by a variable</text:p>
      <text:p text:style-name="P18">Locks prevent simultaneous access to a memory address by multiple threads. This usually prevents data races, however, locks should be acquired every time before a shared variable is accessed and released each time after it is done. It only needs to be accessed once without a lock for a data race to occur. While a data race would be equally disastrous for a program if a variable used no locks and another variable used locks in a few read/write operations, the latter is easier to fix and thus will be considered less important than the former.</text:p>
      <text:p text:style-name="P30"/>
      <text:p text:style-name="P31"/>
      <text:p text:style-name="P31"><text:soft-page-break/>A memory address is protected by non-linear locks</text:p>
      <text:p text:style-name="P33">Sometimes a memory address may be protected by a lock. However, in some cases, different locks may be created in the same line in the program (e.g. inside a loop) and using these locks my cause a warning because the locks would be non-linear. Because Locksmith is unable to tell apart two function calls in the same <text:span text:style-name="T30">statement</text:span>, it cannot possibly know whether it can cause an actual data race or not. As a result, those warnings are not deemed important.</text:p>
      <text:p text:style-name="P4"/>
      <text:p text:style-name="P54">So, how exactly are these criteria implemented inside Locksmith? The next section clears this out.</text:p>
      <text:p text:style-name="P4"/>
      <text:p text:style-name="P4"/>
      <text:p text:style-name="P22">Implementation</text:p>
      <text:p text:style-name="P4"/>
      <text:p text:style-name="P34">Each concrete location has a value called rho_priority_value. The higher that number is, the higher the importance of a warning regarding it. <text:span text:style-name="T17">These locations are stored in the all_concrete_rho reference. Throughout Locksmith’s analysis, it updates these values whenever necessary with a positive modifier depending on the evaluation criteria that increase the importance of the warnings. For example, a variable that is accessed once for writing (+20000) receives a larger modifier than a variable that is accessed once for reading (+10000). Similarly, it gives a negative modifier depending on the evaluation criteria that decrease the importance of the warnings. For example, a variable that acquired one lock (-10000) receives a smaller negative modifier than a variable with a non-linear lock (-1000000000). Once the analysis is done, it sorts all_concrete_rho in descending order and prints those who may cause warnings. It is important to note that rho_priority_value will be updated for all concrete locations during the analysis, regardless if it leads to a race or not.</text:span></text:p>
      <text:p text:style-name="P34"/>
      <text:p text:style-name="P35">Now, consider the previous program again. <text:span text:style-name="T18">If we run Locksmith again by ranking the warnings (which does by default) we get this:</text:span></text:p>
      <text:p text:style-name="P35"/>
      <table:table table:name="Table3" table:style-name="Table3">
        <table:table-column table:style-name="Table3.A"/>
        <table:table-row table:style-name="Table3.1">
          <table:table-cell table:style-name="Table3.A1" office:value-type="string">
            <text:p text:style-name="P43">Warning: Possible data race: &amp;many_refs:test.c:7 is not protected!</text:p>
            <text:p text:style-name="P41"><text:s/>references:</text:p>
            <text:p text:style-name="P41"><text:s text:c="2"/>dereference of &amp;many_refs:test.c:7 at test.c:14</text:p>
            <text:p text:style-name="P41"><text:s text:c="4"/>&amp;many_refs:test.c:7</text:p>
            <text:p text:style-name="P41"><text:s text:c="2"/>locks acquired:</text:p>
            <text:p text:style-name="P41"><text:s text:c="4"/>concrete lock1:test.c:40</text:p>
            <text:p text:style-name="P41"><text:s text:c="4"/>lock1:test.c:3</text:p>
            <text:p text:style-name="P41"><text:s text:c="2"/>in: main at test.c:30 -&gt; test.c:37</text:p>
            <text:p text:style-name="P41"><text:s text:c="2"/>in: main at test.c:30 -&gt; test.c:43</text:p>
            <text:p text:style-name="P41"><text:s text:c="2"/>in: main at test.c:30 -&gt; test.c:44</text:p>
            <text:p text:style-name="P41"/>
            <text:p text:style-name="P41"><text:s text:c="2"/>dereference of &amp;many_refs:test.c:7 at test.c:18</text:p>
            <text:p text:style-name="P41"><text:s text:c="4"/>&amp;many_refs:test.c:7</text:p>
            <text:p text:style-name="P41"><text:soft-page-break/><text:s text:c="2"/>locks acquired:</text:p>
            <text:p text:style-name="P41"><text:s text:c="4"/>concrete lock2:test.c:41</text:p>
            <text:p text:style-name="P41"><text:s text:c="4"/>lock2:test.c:3</text:p>
            <text:p text:style-name="P41"><text:s text:c="2"/>in: main at test.c:30 -&gt; test.c:37</text:p>
            <text:p text:style-name="P41"><text:s text:c="2"/>in: main at test.c:30 -&gt; test.c:43</text:p>
            <text:p text:style-name="P41"><text:s text:c="2"/>in: main at test.c:30 -&gt; test.c:44</text:p>
            <text:p text:style-name="P41"/>
            <text:p text:style-name="P41"><text:s text:c="2"/>dereference of &amp;many_refs:test.c:7 at test.c:20</text:p>
            <text:p text:style-name="P41"><text:s text:c="4"/>&amp;many_refs:test.c:7</text:p>
            <text:p text:style-name="P41"><text:s text:c="2"/>locks acquired:</text:p>
            <text:p text:style-name="P41"><text:s text:c="4"/>&lt;empty&gt;</text:p>
            <text:p text:style-name="P41"><text:s text:c="2"/>in: main at test.c:30 -&gt; test.c:37</text:p>
            <text:p text:style-name="P41"><text:s text:c="2"/>in: main at test.c:30 -&gt; test.c:43</text:p>
            <text:p text:style-name="P41"><text:s text:c="2"/>in: main at test.c:30 -&gt; test.c:44</text:p>
            <text:p text:style-name="P41"/>
            <text:p text:style-name="P41"><text:s text:c="2"/>dereference of &amp;many_refs:test.c:7 at test.c:26</text:p>
            <text:p text:style-name="P41"><text:s text:c="4"/>&amp;many_refs:test.c:7</text:p>
            <text:p text:style-name="P41"><text:s text:c="2"/>locks acquired:</text:p>
            <text:p text:style-name="P41"><text:s text:c="4"/>&lt;empty&gt;</text:p>
            <text:p text:style-name="P41"><text:s text:c="2"/>in: main at test.c:30 -&gt; test.c:37</text:p>
            <text:p text:style-name="P41"><text:s text:c="2"/>in: main at test.c:30 -&gt; test.c:43</text:p>
            <text:p text:style-name="P41"><text:s text:c="2"/>in: main at test.c:30 -&gt; test.c:44</text:p>
            <text:p text:style-name="P41"/>
            <text:p text:style-name="P41"/>
            <text:p text:style-name="P41">Warning: Possible data race: &amp;completely_unprotected:test.c:8 is not protected!</text:p>
            <text:p text:style-name="P41"><text:s/>references:</text:p>
            <text:p text:style-name="P41"><text:s text:c="2"/>dereference of &amp;completely_unprotected:test.c:8 at test.c:22</text:p>
            <text:p text:style-name="P41"><text:s text:c="4"/>&amp;completely_unprotected:test.c:8</text:p>
            <text:p text:style-name="P41"><text:s text:c="2"/>locks acquired:</text:p>
            <text:p text:style-name="P41"><text:s text:c="4"/>&lt;empty&gt;</text:p>
            <text:p text:style-name="P41"><text:s text:c="2"/>in: main at test.c:30 -&gt; test.c:37</text:p>
            <text:p text:style-name="P41"><text:s text:c="2"/>in: main at test.c:30 -&gt; test.c:43</text:p>
            <text:p text:style-name="P41"><text:s text:c="2"/>in: main at test.c:30 -&gt; test.c:44</text:p>
            <text:p text:style-name="P41"/>
            <text:p text:style-name="P41"/>
            <text:p text:style-name="P41">Warning: Possible data race: &amp;partly_unprotected:test.c:5 is not protected!</text:p>
            <text:p text:style-name="P41"><text:s/>references:</text:p>
            <text:p text:style-name="P41"><text:s text:c="2"/>dereference of &amp;partly_unprotected:test.c:5 at test.c:17</text:p>
            <text:p text:style-name="P41"><text:s text:c="4"/>&amp;partly_unprotected:test.c:5</text:p>
            <text:p text:style-name="P41"><text:s text:c="2"/>locks acquired:</text:p>
            <text:p text:style-name="P41"><text:s text:c="4"/>concrete lock2:test.c:41</text:p>
            <text:p text:style-name="P41"><text:s text:c="4"/>lock2:test.c:3</text:p>
            <text:p text:style-name="P41"><text:s text:c="2"/>in: main at test.c:30 -&gt; test.c:37</text:p>
            <text:p text:style-name="P41"><text:s text:c="2"/>in: main at test.c:30 -&gt; test.c:43</text:p>
            <text:p text:style-name="P41"><text:soft-page-break/><text:s text:c="2"/>in: main at test.c:30 -&gt; test.c:44</text:p>
            <text:p text:style-name="P41"/>
            <text:p text:style-name="P41"><text:s text:c="2"/>dereference of &amp;partly_unprotected:test.c:5 at test.c:21</text:p>
            <text:p text:style-name="P41"><text:s text:c="4"/>&amp;partly_unprotected:test.c:5</text:p>
            <text:p text:style-name="P41"><text:s text:c="2"/>locks acquired:</text:p>
            <text:p text:style-name="P41"><text:s text:c="4"/>&lt;empty&gt;</text:p>
            <text:p text:style-name="P41"><text:s text:c="2"/>in: main at test.c:30 -&gt; test.c:37</text:p>
            <text:p text:style-name="P41"><text:s text:c="2"/>in: main at test.c:30 -&gt; test.c:43</text:p>
            <text:p text:style-name="P41"><text:s text:c="2"/>in: main at test.c:30 -&gt; test.c:44</text:p>
            <text:p text:style-name="P41"/>
            <text:p text:style-name="P41"/>
            <text:p text:style-name="P41">Warning: Possible data race: &amp;non_linear:test.c:6 is protected by non-linear or concrete lock(s):</text:p>
            <text:p text:style-name="P41"><text:s text:c="2"/>*lock:test.c:3</text:p>
            <text:p text:style-name="P41"><text:s text:c="2"/>non linear concrete lock[i]:test.c:36</text:p>
            <text:p text:style-name="P41"><text:s/>references:</text:p>
            <text:p text:style-name="P41"><text:s text:c="2"/>dereference of &amp;non_linear:test.c:6 at test.c:24</text:p>
            <text:p text:style-name="P41"><text:s text:c="4"/>&amp;non_linear:test.c:6</text:p>
            <text:p text:style-name="P41"><text:s text:c="2"/>locks acquired:</text:p>
            <text:p text:style-name="P41"><text:s text:c="4"/>*lock:test.c:3</text:p>
            <text:p text:style-name="P41"><text:s text:c="4"/>non linear concrete lock[i]:test.c:36</text:p>
            <text:p text:style-name="P41"><text:s text:c="2"/>in: main at test.c:30 -&gt; test.c:37</text:p>
            <text:p text:style-name="P41"><text:s text:c="2"/>in: main at test.c:30 -&gt; test.c:43</text:p>
            <text:p text:style-name="P43"><text:s text:c="2"/>in: main at test.c:30 -&gt; test.c:44</text:p>
          </table:table-cell>
        </table:table-row>
      </table:table>
      <text:p text:style-name="P35"/>
      <text:p text:style-name="P36"><text:span text:style-name="T27">As we can see, the order of the warnings appears to be completely different. </text:span>This time, many_refs appears first. <text:span text:style-name="T19">In total, it has 2 writing operations, 3 reading operations and acquired locks twice for a value of 2*20000 + 3*10000 + 2*(-10000) = 50000. Next up is completely_unprotected with 1 writing operation and 1 reading operation for a value of 20000 + 10000 = 30000. After that we have partly_unprotected with 1 writing operation, 1 reading operation and 1 lock acquired for a value of 20000 + 10000 – 10000 = 20000. Finally, we have non_linear with 1 writing operation, 1 lock acquired and 1 non-linear lock for a value of 20000 – 10000 – 1000000000 = -999990000. As we can see, the warnings are indeed mentioned in descending order of their rho_priority_values.</text:span></text:p>
      <text:p text:style-name="P36"/>
      <text:p text:style-name="P51"/>
      <text:p text:style-name="P22">Conclusion</text:p>
      <text:p text:style-name="P53"/>
      <text:p text:style-name="P55">So, to sum up, <text:span text:style-name="T28">Locksmith is a program that analyzes other programs written in C in order to find any possible data races. Then, it ranks all potential warnings depending on their potential impact on the program and the likelihood of it being a false positive result. This makes it easier for a programmer to acknowledge and eventually remove the data ra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6T20:05:34.352754889</meta:creation-date>
    <dc:date>2022-02-27T19:43:29.563318411</dc:date>
    <meta:editing-duration>P2DT16H54M44S</meta:editing-duration>
    <meta:editing-cycles>110</meta:editing-cycles>
    <meta:generator>LibreOffice/6.2.3.2$MacOSX_X86_64 LibreOffice_project/aecc05fe267cc68dde00352a451aa867b3b546ac</meta:generator>
    <meta:document-statistic meta:table-count="3" meta:image-count="0" meta:object-count="0" meta:page-count="9" meta:paragraph-count="225" meta:word-count="2328" meta:character-count="15532" meta:non-whitespace-character-count="13026"/>
  </office:meta>
</office:document-meta>
</file>